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/>
    </style:style>
    <style:style style:name="T2" style:family="text">
      <style:text-properties style:font-weight-asian="normal"/>
    </style:style>
    <style:style style:name="T3" style:family="text">
      <style:text-properties style:font-weight-complex="normal"/>
    </style:style>
    <style:style style:name="T4" style:family="text">
      <style:text-properties style:font-name="Times New Roman1"/>
    </style:style>
    <style:style style:name="T5" style:family="text">
      <style:text-properties style:font-name="Times New Roman"/>
    </style:style>
    <style:style style:name="T6" style:family="text">
      <style:text-properties style:text-line-through-style="solid" style:font-name="Times New Roman"/>
    </style:style>
    <style:style style:name="T7" style:family="text">
      <style:text-properties style:text-line-through-style="solid" style:text-position="0% 100%" style:font-name="Times New Roman"/>
    </style:style>
    <style:style style:name="T8" style:family="text">
      <style:text-properties style:text-line-through-style="solid" style:text-position="0% 100%" style:font-name="Times New Roman" style:text-underline-style="none"/>
    </style:style>
    <style:style style:name="T9" style:family="text">
      <style:text-properties style:text-line-through-style="none" style:font-name="Times New Roman"/>
    </style:style>
    <style:style style:name="T10" style:family="text">
      <style:text-properties style:text-line-through-style="none" style:text-position="super 58%" style:font-name="Times New Roman"/>
    </style:style>
    <style:style style:name="T11" style:family="text">
      <style:text-properties style:text-line-through-style="none" style:text-position="0% 100%" style:font-name="Times New Roman"/>
    </style:style>
    <style:style style:name="T12" style:family="text">
      <style:text-properties style:text-line-through-style="none" style:text-position="0% 100%" style:font-name="Times New Roman" style:text-underline-style="solid" style:text-underline-width="auto" style:text-underline-color="font-color"/>
    </style:style>
    <style:style style:name="T13" style:family="text">
      <style:text-properties style:text-line-through-style="none" style:text-position="0% 100%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8_1</text:p>
      <text:p text:style-name="P3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before 1876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Psalm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1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Zecharias Frankel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On Parashat Pekud<text:span text:style-name="T4">é</text:span><text:span text:style-name="T5">/</text:span></text:p>
      <text:p text:style-name="P5"><text:span text:style-name="T5">descriptive of the beauty of the Book/</text:span></text:p>
      <text:p text:style-name="P5"><text:span text:style-name="T5">of Psalms, &amp;/</text:span></text:p>
      <text:p text:style-name="P5"><text:span text:style-name="T5">allusive to the character of Zecharias Frankel/</text:span></text:p>
      <text:p text:style-name="P5"><text:span text:style-name="T5"/></text:p>
      <text:p text:style-name="P5"><text:span text:style-name="T5">It was altered, lengthened, and corrected/</text:span></text:p>
      <text:p text:style-name="P5"><text:span text:style-name="T5">in 1876/</text:span></text:p>
      <text:p text:style-name="P5"><text:span text:style-name="T5"/></text:p>
      <text:p text:style-name="P4"><text:span text:style-name="T5">[Note: The number "135" is written in pencil and circled in the top right corner of the page.]</text:span></text:p>
      <text:p text:style-name="P4"><text:span text:style-name="T5"/></text:p>
      <text:p text:style-name="P4"><text:span text:style-name="T5">[Page 1]</text:span></text:p>
      <text:p text:style-name="P4"><text:span text:style-name="T5">"Moses saw all the work, and behold the children of Israel,/ did it as the Lord had commanded, and Moses blessed them."/ <text:s/>The men and women engaged in a holy task, showed rare/ skill and zeal</text:span><text:span text:style-name="T6">ousness</text:span><text:span text:style-name="T9">. <text:s/>She that wove</text:span><text:span text:style-name="T6">d</text:span><text:span text:style-name="T9"> the finest texture/ and plied the needle to produce rich embroideries, vied with/ him, who set sparkling jewels in gold, and chilselled[sic!] the/ most superb engravings. <text:s/>They that could compound/ spices to create the sweet perfume of the incense and/ prepare the precious ointment that consecrated priesthood,/ rivalled[sic!] their brethren, from whose hands issued forth/ robes and curtains dyed in bright purple and scarlet./ <text:s/>Artists</text:span><text:span text:style-name="T10">2</text:span><text:span text:style-name="T11"> and artisans</text:span><text:span text:style-name="T10">1</text:span><text:span text:style-name="T11">, both the Hebrew who struck/ the anvil, and his neighbor that drew marvellous[sic!] de-/signs, had devoted time and the valuable </text:span><text:soft-page-break/><text:span text:style-name="T11">knowledge/ acquired for the completion of the Tabernacle of the Lord./ <text:s/>And the munificence of their gifts had equalled[sic!] the generous/ bestowal of their abilities. <text:s/>The godly shepherd of the tribes/ saw that lavishing of means on a righteous cause. <text:s/>He/ beheld his sisters in faith, throng the camp to offer/ the plates of polished copper that had served them as mir-/-rors,/</text:span></text:p>
      <text:p text:style-name="P4"><text:span text:style-name="T11"/></text:p>
      <text:p text:style-name="P4"><text:span text:style-name="T11">[Page 2]</text:span></text:p>
      <text:p text:style-name="P4"><text:span text:style-name="T11">he beheld the whole congregation exalt that/ by their united efforts a structure would be raised in honor/ of their living Redeemer and he called down on their heads/ a blessing. <text:s/>He prayed (so teaches tradition) that the/ favor of the Divinity to His chosen people, might become/ visible through the labor accomplished. <text:s/>And joyful Israel/ repeated after the meek suppliants, "Oh may the grace/ of the Lord our God rest upon us; establish Thou the/ work of our hands; yea, the work of our hands establish/ Thou it". <text:s/>A fitting response, my dear hearers! to a/ soul-stirring invocation. <text:s/>And we, the descendants of/ the men who gave utterance to that response, greet with/ it our working days at the conclusion of the divinely/ instituted Sabbath. <text:s/></text:span><text:span text:style-name="T7">The arch-prophet</text:span><text:span text:style-name="T11"> Thus our ancestors taught us </text:span><text:span text:style-name="T7">so</text:span><text:span text:style-name="T11">/ to signify our dependence on the Almighty for the/ success of our weekly undertakings....In the 90</text:span><text:span text:style-name="T10">th</text:span><text:span text:style-name="T11">/ Psalm, which concludes with that edifying sentence, Moses/ contrasts the eternity of the Being who ruled supreme/ before the mountains were brought forth, and our fleeting/ existence. <text:s/>He compares human life to a slumber./ <text:s/>We lie down; we sleep; suddenly wake. <text:s/>Have so/ many hours glided away? <text:s/>It can scarcely be realized./</text:span></text:p>
      <text:p text:style-name="P4"><text:span text:style-name="T11"/></text:p>
      <text:p text:style-name="P4"><text:span text:style-name="T11">[Page 3]</text:span></text:p>
      <text:p text:style-name="P4"><text:span text:style-name="T11">But if we stir ourselves up to duty, If we learn to reckon/ those vanishing hours, so as to control them and direct/ them wisely; then the Author of time will lengthen them/ endlessly by the memorial of goods deeds performed./ <text:s/>So does the inspired son of Amram speak admonishingly/ in his psalmodic effusion. <text:s/>Would, my fellow-be-/-lievers, that we accustomed ourselves to read intelligently/ the outpourings of our psalmists. <text:s/>What an inexhaustible/ source of instruction they do open! <text:s/>What a fountain of/ spiritual delight! <text:s/>They are truly, as called in the/ sacred tongue, "Tehilim", devotional hymns to extol/ the Most High! <text:s/>By them is the human soul represented/ as communing with its Maker. <text:s/>Nothing is more admi-/-rably adapted for that intercourse between the creature/ and his Creator. <text:s/>Have we been prosperous in our/ endeavours? <text:s/>Let us unfold the pages of that book,/ and words suggestive of a deep-felt thanksgiving,/ which we may rehearse with unction, will be met pro-/-fusely. <text:s/>[Hebrew] Are we distressed? <text:s/>That volume</text:span><text:span text:style-name="T7">s</text:span><text:span text:style-name="T11"> prof[f]ers/ a soothing balm for our heart's bleeding wounds./</text:span></text:p>
      <text:p text:style-name="P4"><text:span text:style-name="T11"/></text:p>
      <text:p text:style-name="P4"><text:span text:style-name="T11">[Page 4]</text:span></text:p>
      <text:p text:style-name="P4"><text:span text:style-name="T11">It teems with sentiments of confiding trust in God. <text:s/>[Hebrew]/ By it are we raised above human fear to the Rock/ of our refuge; the stronghold of Jacob [Hebrew] And/ unto the penitent sinner! <text:s/>To him that yearns for the/ Lord he has offended, what writing can like that speak/ so encouragingly, inviting him to seek the Parent of/ mercy, the Lord of forgiveness? <text:s/>[Hebrew] <text:s/>In all the events/ experienced domestically or socially, during this transient/ existence, we will find in that matchless compilation,/ passages or entire psalms suiting the state of our/ feelings, and affording us, by a recital, relief to our pains,/ and additional gladness to our pleasurable emotions./ <text:s/>Could we, my dear hearers! summon together the mortals,/ whose sorrows were assuaged, and </text:span><text:span text:style-name="T7">f</text:span><text:span text:style-name="T11"> whose joys enhanced/ by the praises of our David and his brother psalmists to/ the Dweller of heaven, this would exceed all reckoning./ <text:s/>To the ancient tribes in the patriarchal land, that Psalter/ supplied a divine service during the festive gatherings [Hebrew]/ and in the choral songs of every day's worship by the/ Levites. <text:s/>In exile, the remnant of Judah carried it/ in their memories; its consolatory words tempered/ the bitterness of the captivity [Hebrew] Nay; the persecutors/</text:span></text:p>
      <text:p text:style-name="P4"><text:span text:style-name="T11"/></text:p>
      <text:p text:style-name="P4"><text:span text:style-name="T11">[Page 5]</text:span></text:p>
      <text:p text:style-name="P4"><text:soft-page-break/><text:span text:style-name="T11">borrowed form the persecuted, and retained a book from/ which they learned how to pray. <text:s/>Even now it forms/ the main feature of gentile rituals. <text:s/>Our neighbours/ who reject the belief we inherited, gladly appropriate/ to themselves what our Asaph and Jeduthim and/ Ethan, and Keman have written. <text:s/>They agree that to be led rightly in the way of devotion they must be illumined by the bright lights that shout in the Jewish horizon. <text:s/>Well my Brethren!/ <text:s/>We can be generous. <text:s/>We may liberally bestow of/ what is ours, and feel none the less rich. <text:s/>Only/ let us not slight what we possess plentifully./ <text:s/>It is to our discredit that a volume of the scriptures/ thrilling the heart with its genuine poetry, ever fresh/ and lonely; a poetry flowing down like the dew of heaven/ or mount Hermon [Hebrew] it is to our disgrace that a volume/ of the Scriptures so varied in its character, that it re-/-produces, in a measure, our history, the fears, the/ hopes and wishes of our fathers, the sublime teachings/ of our moralists, a volume I repeat, which has/ been eagerly seized upon by the civilized world, to render/ with it adoration to the universal God, should occupy/ so little of our attention!/</text:span></text:p>
      <text:p text:style-name="P4"><text:span text:style-name="T11"/></text:p>
      <text:p text:style-name="P4"><text:span text:style-name="T11">[Page 6]</text:span></text:p>
      <text:p text:style-name="P4"><text:span text:style-name="T11">How silly! if not sinful, it is </text:span><text:span text:style-name="T7">th</text:span><text:span text:style-name="T11"> for Hebrew/ youths to prattle Latin odes and poems, and be/ ignorant of what surpasses them incomparably;/ the book of Tehilim! <text:s/>Have Horace and Virgil/ greater claims than Moses and David? <text:s/>Understand,/ I do not advocate the practice followed, with a pious/ motive, but uselessly I think, of reading a number/ of psalms daily, without meditating on their meaning./ <text:s/>That system, greatly in vogue among our coreligionists/ abroad, has, I apprehend, lowered in the estimation of/ multitudes, a priceless writing, penned by inspiration./ <text:s/>No: I would that we contracted the habit of selecting from/ it such portions as </text:span><text:span text:style-name="T7">beseeming</text:span><text:span text:style-name="T11"> agree with the state of our feelings. <text:s/>For/ to derive the comfort and the instruction it imparts, it/ must be perused according to our frame of mind, to the/ longing of our soul. <text:s/>Eschewing what contains imprecations/ to which the impassioned son of Jesse gave vent, during his/ severe trials, we must choose </text:span><text:span text:style-name="T7">always</text:span><text:span text:style-name="T11"> what is rich </text:span><text:span text:style-name="T7">of</text:span><text:span text:style-name="T11"> in praises, thanks-/-givings and supplications to the Omnipotent Lord./ <text:s/>The immortal Mendelssohn, who left a German version/ of the Psalms, which has ever since been regarded a/ standard work, so speaks in his preface, as I/</text:span></text:p>
      <text:p text:style-name="P4"><text:span text:style-name="T11"/></text:p>
      <text:p text:style-name="P4"><text:span text:style-name="T11">[Page 7]</text:span></text:p>
      <text:p text:style-name="P4"><text:span text:style-name="T11">gather from a Hebrew comment./</text:span></text:p>
      <text:p text:style-name="P4"><text:span text:style-name="T11">"Dear reader! <text:s/>I offer to your acceptance the fruit of a/ labor of love, to which I devoted the leisure hours of ten/ years, delightful hours which sweetened the cup of my/ afflictions! <text:s/>As my feelings would dictate, I searched/ among these sacred hymns that which best suited my/ condition </text:span><text:span text:style-name="T7">of</text:span><text:span text:style-name="T11"> at the time, and I translated it in the verna-/-cular. <text:s/>Occasionally the surpassing beauties that one/ exhibited, would draw me to it; again, my determination/ to explain away difficulties which another presented,/ would enchain to it my attention. <text:s/>I would ponder on it/ for days and months, till it became perfectly clear, and/ I imagined I had dived into the writer's thoughts./ <text:s/>Then I would reproduce in our language his sentiments,/ and aspirations, as well as my capacity allowed. <text:s/>So,/ dear reader! let me ask that you will follow my plan./ <text:s/>Do not recite the volume in the order written, but select/ such portions, </text:span><text:span text:style-name="T7">that</text:span><text:span text:style-name="T11"> as correspond with the </text:span><text:span text:style-name="T7">impulses</text:span><text:span text:style-name="T11"> promptings, by which/ you are swayed. <text:s/>Identify yourself as far as possible/ with the situation described by the authors of these out-/-pourings, and you will be morally elevated, and un-/nutterably soothed."/</text:span></text:p>
      <text:p text:style-name="P4"><text:span text:style-name="T11"/></text:p>
      <text:p text:style-name="P4"><text:span text:style-name="T11">[Page 8]</text:span></text:p>
      <text:p text:style-name="P4"><text:span text:style-name="T11">Dear Brethren! <text:s/>The Sage of Dessau spoke wisely. <text:s/>Yet,/ in all humility, I venture to ask of my hearers more/ than he requested of his readers. <text:s/>I advise not alone/ that they will adopt the sensible method suggested, touch-/-ing the perusal of the book of </text:span><text:span text:style-name="T7">psalms</text:span><text:span text:style-name="T11"> Tehilim, but that they will/ train themselves and their children to understand it as/ the psalmists penned it,--in the forcible and com-/-prehensive Hebrew tongue. <text:s/>That is the medium through/ which our fathers moaned and rejoiced, made votive of-/-ferings for their deliverance, were fired unto patriotism,/ in the day of battle, and sung hosannas to the </text:span><text:soft-page-break/><text:span text:style-name="T11">Lord/ of hosts. <text:s/>That is the stream that swelled high/ in Judah, cleansing and purifying. <text:s/>Let it not dry/ up, lest our national existence sink with it./</text:span></text:p>
      <text:p text:style-name="P4"><text:span text:style-name="T11">Unhappily, the few who kept it fresh and flowing are/ fast receding from the shore of life. <text:s/>Another void/ has been created in our literary ranks, a void that cannot/ be filled. <text:s/>Zecharias Frankel of Bresslau, who,/ since the decease of the illustrious Rapoport, became/ the chief exponent of historical Judaism in Germany,/</text:span></text:p>
      <text:p text:style-name="P4"><text:span text:style-name="T11"/></text:p>
      <text:p text:style-name="P4"><text:span text:style-name="T11">[Page 9]</text:span></text:p>
      <text:p text:style-name="P4"><text:span text:style-name="T11">has been summoned away from the field of his/ useful labor. <text:s/>The Seminary, over whose progress/ and permanence he was called upon to watch about a/ quarter of a century ago, and which he directed sagaciously/ by an extensive learning accompanied with unfeigned piety,/ laments the irreperable[sic!] loss sustained. <text:s/>For, the venerable/ professor, though beyond the allotted three score years and/ ten, retained all his mental vigour, and employed it still/ as heretofore, in disseminating Talmudic lore among the/ many, who came from near and from far to imbibe his/ lessons. <text:s/>Renowned by reason of his writings, deservedly/ esteemed and loved because of his devotion to his people and/ religion, Zacharias Frankel constituted a cynosure/ to which the eyes of rational orthodoxy were directed./ <text:s/>Four Sabbaths have just elapsed from that, in which/ that luminary disappeared from our sky to shine brilliantly/ in the serene realms of bliss. <text:s/>Our distinguished coreli-/-gionists who ceaselessly toiled for a righteous cause, had/ been, during one week, forced away by sickness from the lecture room./ <text:s/>When the Sabbath arrived, he hoped that the following/ working days would see him again at his post; and/ mistaking the veil, which the angel of death had cast/</text:span></text:p>
      <text:p text:style-name="P4"><text:span text:style-name="T11"/></text:p>
      <text:p text:style-name="P4"><text:span text:style-name="T11">[Page 10]</text:span></text:p>
      <text:p text:style-name="P4"><text:span text:style-name="T11">over his eyes, for the shades of night, greeted in the/ words of Moses the approaching week. <text:s/>He then fell/ into a sleep from which he has surely awakened, where/ a sabbath of sweet rest awaits the good [Hebrew]/ <text:s/>"The memory of the righteous man </text:span><text:span text:style-name="T12">is</text:span><text:span text:style-name="T13"> a blessing" For he/ has learnt, to number his days, and so to control them,/ that they may yield durable blessings on earth. <text:s/>Like/ our ancestors in the wilderness of Sinai, the sainted Israel-/-ite, whose demise we all must bewail, worked for/ the glory of God. <text:s/>Nay, his labor surpassed theirs in/ usefulness and in excellence. <text:s/>For he devoted skill and/ zealousness, the immense wealth of his mind, and/ the kindly feelings of his heart to rear a sanctuary,/ which honors our Lord more than a tabernacle of ordinary/ or even precious stones. <text:s/>[Hebrew]. <text:s/>"Dearer is the/ law than riches", and as the Rabbis rightly comment./ <text:s/>"It is dearer in the sight of [Hebrew]/ God, than the worship of the high priest, who/ entered the holy of holies" For the stability of that/ Law, Zecharias Frankel gave his best years and his/</text:span></text:p>
      <text:p text:style-name="P4"><text:span text:style-name="T13"/></text:p>
      <text:p text:style-name="P4"><text:span text:style-name="T13">[Page 11]<text:line-break/>rare abilities. <text:s/>"Oh may the grace of the/ Lord our God rest thereupon. <text:s/>Establish Thou the/ work of his hands, yea: the work of his hands esta-/-blish Thou it". <text:s/>And may the leaders of American/ Judaism, learn from that noble exemplar to understand/ what the present age demands at </text:span><text:span text:style-name="T12">their hands</text:span><text:span text:style-name="T13">. <text:s/>Not to des-/-cribe in glowing terms the beauties of the scriptures, and the/ wisdom of the sages, but to spread about the knowledge/ thereof, by personal exertions beyond the precincts of/ the synagogue. <text:s/>To raise a higher monument in this/ land of equality, than cloud-reaching Temples, rival-/-ling towering churches. <text:s text:c="2"/>to[sic!] glorify Israel's God by rend-/-ering the </text:span><text:span text:style-name="T8">votaries</text:span><text:span text:style-name="T13"> votaries of His religion conversant with His revealed and tradi-/-tional statutes so that of them may justly be said "Surely/ this great people, are wise and </text:span><text:span text:style-name="T8">understanding</text:span><text:span text:style-name="T13"> intelligent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17T14:35:24.80</meta:creation-date>
    <dc:date>2012-05-17T15:46:47.57</dc:date>
    <dc:creator>Penn Libraries</dc:creator>
    <meta:editing-duration>PT00H01M3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91" meta:word-count="2313" meta:character-count="14306"/>
  </office:meta>
</office:document-meta>
</file>